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4925in" fo:margin-right="0in" fo:text-indent="0in" style:auto-text-indent="false"/>
      <style:text-properties officeooo:paragraph-rsid="000c91f1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0c91f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paragraph-rsid="000c91f1"/>
    </style:style>
    <style:style style:name="T1" style:family="text">
      <style:text-properties officeooo:rsid="000c91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. <text:s/>Hardware and initial data acquisition</text:span></text:p>
      <text:p text:style-name="P2"><text:span text:style-name="T1"/></text:p>
      <text:p text:style-name="P3"><text:span text:style-name="T1">Recommending a pneumotachograph as flow sensor. <text:s/>The sensor element is physically simple and requires only a differential pressure transducer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mic Sans M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mic Sans M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omic Sans MS" fo:font-size="12pt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omic Sans MS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size="12pt"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5:47:13.87</meta:creation-date>
    <dc:date>2013-10-09T15:50:28.75</dc:date>
    <meta:editing-duration>P0D</meta:editing-duration>
    <meta:editing-cycles>1</meta:editing-cycles>
    <meta:document-statistic meta:table-count="0" meta:image-count="0" meta:object-count="0" meta:page-count="1" meta:paragraph-count="2" meta:word-count="25" meta:character-count="183" meta:non-whitespace-character-count="158"/>
    <meta:generator>LibreOffice/4.0.0.3$Windows_x86 LibreOffice_project/7545bee9c2a0782548772a21bc84a9dcc583b89</meta:generator>
  </office:meta>
</office:document-meta>
</file>